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0.9cm" fo:min-width="3.382cm"/>
    </style:style>
    <style:style style:name="gr3" style:family="graphic" style:parent-style-name="standard">
      <style:graphic-properties draw:textarea-horizontal-align="justify" draw:textarea-vertical-align="middle" draw:auto-grow-height="false" fo:min-height="0.324cm" fo:min-width="0.36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0.157cm" fo:min-width="0cm"/>
    </style:style>
    <style:style style:name="gr6" style:family="graphic" style:parent-style-name="standard">
      <style:graphic-properties draw:stroke="none" svg:stroke-color="#000000" draw:fill="none" draw:fill-color="#ffffff" fo:min-height="1.3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15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23cm" fo:min-width="0.36cm"/>
    </style:style>
    <style:style style:name="gr9" style:family="graphic" style:parent-style-name="standard">
      <style:graphic-properties draw:stroke="none" svg:stroke-color="#000000" draw:fill="none" draw:fill-color="#ffffff" fo:min-height="1.7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357cm" fo:min-width="1.106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15.7cm" svg:x2="1.976cm" svg:y2="2.739cm">
          <text:p/>
        </draw:line>
        <draw:line draw:style-name="gr1" draw:text-style-name="P1" draw:layer="layout" svg:x1="13.488cm" svg:y1="9.9cm" svg:x2="13.5cm" svg:y2="15.649cm">
          <text:p/>
        </draw:line>
        <draw:line draw:style-name="gr1" draw:text-style-name="P1" draw:layer="layout" svg:x1="13.473cm" svg:y1="2.714cm" svg:x2="13.485cm" svg:y2="8.463cm">
          <text:p/>
        </draw:line>
        <draw:line draw:style-name="gr1" draw:text-style-name="P1" draw:layer="layout" svg:x1="17.785cm" svg:y1="2.705cm" svg:x2="1.976cm" svg:y2="2.738cm">
          <text:p/>
        </draw:line>
        <draw:line draw:style-name="gr1" draw:text-style-name="P1" draw:layer="layout" svg:x1="17.812cm" svg:y1="15.639cm" svg:x2="2.003cm" svg:y2="15.672cm">
          <text:p/>
        </draw:line>
        <draw:custom-shape draw:style-name="gr2" draw:text-style-name="P2" draw:layer="layout" svg:width="3.882cm" svg:height="1.15cm" draw:transform="skewX (-0.000872664625997165) rotate (0.0020943951023932) translate (6.445cm 2.09cm)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.719cm" svg:height="1.721cm" draw:transform="rotate (3.1394982584874) translate (14.333cm 5.70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4" draw:layer="layout" svg:x1="14.37cm" svg:y1="5.73cm" svg:x2="12.502cm" svg:y2="5.734cm">
            <text:p/>
          </draw:line>
        </draw:g>
        <draw:g>
          <draw:custom-shape draw:style-name="gr3" draw:text-style-name="P3" draw:layer="layout" svg:width="1.719cm" svg:height="1.721cm" draw:transform="skewX (0.000523598775598299) rotate (3.1394982584874) translate (14.352cm 14.35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4" draw:layer="layout" svg:x1="14.388cm" svg:y1="14.38cm" svg:x2="12.52cm" svg:y2="14.384cm">
            <text:p/>
          </draw:line>
        </draw:g>
        <draw:g>
          <draw:custom-shape draw:style-name="gr3" draw:text-style-name="P3" draw:layer="layout" svg:width="1.719cm" svg:height="1.721cm" draw:transform="rotate (3.1394982584874) translate (14.338cm 8.00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4" draw:layer="layout" svg:x1="14.375cm" svg:y1="8.03cm" svg:x2="12.507cm" svg:y2="8.034cm">
            <text:p/>
          </draw:line>
        </draw:g>
        <draw:custom-shape draw:style-name="gr5" draw:text-style-name="P2" draw:layer="layout" svg:width="0.576cm" svg:height="0.575cm" draw:transform="rotate (0.00209439510239319) translate (17.496cm 2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76cm" svg:height="0.575cm" draw:transform="rotate (0.00209439510239319) translate (17.523cm 15.3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299cm" svg:height="1.602cm" draw:transform="rotate (0.00209439510239319) translate (7.598cm 0.805cm)">
          <draw:text-box>
            <text:p>R<text:span text:style-name="T1">2</text:span></text:p>
          </draw:text-box>
        </draw:frame>
        <draw:frame draw:style-name="gr7" draw:text-style-name="P5" draw:layer="layout" svg:width="3.737cm" svg:height="2.405cm" draw:transform="rotate (0.00191986217719376) translate (13cm 8.595cm)">
          <draw:text-box>
            <text:p>… x18</text:p>
          </draw:text-box>
        </draw:frame>
        <draw:g>
          <draw:custom-shape draw:style-name="gr8" draw:text-style-name="P3" draw:layer="layout" svg:width="1.718cm" svg:height="1.719cm" draw:transform="skewX (-0.000523598775598299) rotate (3.1394982584874) translate (14.345cm 12.16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4" draw:layer="layout" svg:x1="14.383cm" svg:y1="12.197cm" svg:x2="12.515cm" svg:y2="12.201cm">
            <text:p/>
          </draw:line>
        </draw:g>
        <draw:custom-shape draw:style-name="gr5" draw:text-style-name="P2" draw:layer="layout" svg:width="0.576cm" svg:height="0.575cm" draw:transform="rotate (0.00209439510239319) translate (1.687cm 2.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76cm" svg:height="0.575cm" draw:transform="rotate (0.00209439510239319) translate (1.714cm 15.3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3.5cm" svg:height="1.977cm" svg:x="3.2cm" svg:y="8.723cm">
          <draw:text-box>
            <text:p>V<text:span text:style-name="T1">envelope</text:span></text:p>
          </draw:text-box>
        </draw:frame>
        <draw:frame draw:style-name="gr10" draw:text-style-name="P5" draw:layer="layout" svg:width="1.6cm" svg:height="1.114cm" svg:x="16.9cm" svg:y="2.9cm">
          <draw:text-box>
            <text:p>+</text:p>
          </draw:text-box>
        </draw:frame>
        <draw:frame draw:style-name="gr9" draw:text-style-name="P5" draw:layer="layout" svg:width="3.5cm" svg:height="1.977cm" svg:x="17.1cm" svg:y="3.601cm">
          <draw:text-box>
            <text:p>V<text:span text:style-name="T1">out</text:span></text:p>
          </draw:text-box>
        </draw:frame>
        <draw:frame draw:style-name="gr10" draw:text-style-name="P5" draw:layer="layout" svg:width="1.6cm" svg:height="1.114cm" svg:x="16.9cm" svg:y="14.5cm">
          <draw:text-box>
            <text:p>-</text:p>
          </draw:text-box>
        </draw:frame>
        <draw:custom-shape draw:style-name="gr11" draw:text-style-name="P6" draw:layer="layout" svg:width="2.27cm" svg:height="2.271cm" svg:x="-0.871cm" svg:y="-3.8cm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27cm" svg:height="2.271cm" svg:x="0.829cm" svg:y="8cm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5-08T20:39:12.926125496</dc:date>
    <meta:editing-duration>PT55M41S</meta:editing-duration>
    <meta:editing-cycles>10</meta:editing-cycles>
    <meta:generator>LibreOffice/6.4.6.2$Linux_X86_64 LibreOffice_project/40$Build-2</meta:generator>
    <meta:document-statistic meta:object-count="30"/>
  </office:meta>
</office:document-meta>
</file>